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fa7b" officeooo:paragraph-rsid="0009fa7b"/>
    </style:style>
    <style:style style:name="P2" style:family="paragraph" style:parent-style-name="Standard" style:list-style-name="L1">
      <style:text-properties officeooo:rsid="0009fa7b" officeooo:paragraph-rsid="0009fa7b"/>
    </style:style>
    <style:style style:name="P3" style:family="paragraph" style:parent-style-name="Standard">
      <style:text-properties officeooo:rsid="0009fa7b" officeooo:paragraph-rsid="000a8524"/>
    </style:style>
    <style:style style:name="P4" style:family="paragraph" style:parent-style-name="Standard" style:list-style-name="L1">
      <style:text-properties officeooo:rsid="000a8524" officeooo:paragraph-rsid="000a8524"/>
    </style:style>
    <style:style style:name="P5" style:family="paragraph" style:parent-style-name="Standard">
      <style:text-properties officeooo:rsid="000bc24a" officeooo:paragraph-rsid="000bc24a"/>
    </style:style>
    <style:style style:name="P6" style:family="paragraph" style:parent-style-name="Standard" style:list-style-name="L2">
      <style:text-properties officeooo:rsid="000bd0f1" officeooo:paragraph-rsid="000bd0f1"/>
    </style:style>
    <style:style style:name="P7" style:family="paragraph" style:parent-style-name="Standard" style:list-style-name="L2">
      <style:text-properties officeooo:rsid="000d00db" officeooo:paragraph-rsid="000d00db"/>
    </style:style>
    <style:style style:name="T1" style:family="text">
      <style:text-properties officeooo:rsid="000bc24a"/>
    </style:style>
    <style:style style:name="T2" style:family="text">
      <style:text-properties fo:font-weight="bold" officeooo:rsid="000bc24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19 HA BHF → Kirchhörde über Herdecke Schanze</text:p>
      <text:p text:style-name="P1"/>
      <text:list xml:id="list1472179363" text:style-name="L1">
        <text:list-item>
          <text:p text:style-name="P2">Althagener Straße (Günlük Taze) rechts</text:p>
        </text:list-item>
        <text:list-item>
          <text:p text:style-name="P2">→ Innenstadt</text:p>
        </text:list-item>
        <text:list-item>
          <text:p text:style-name="P2">Kreisel 2. gerade aus</text:p>
        </text:list-item>
        <text:list-item>
          <text:p text:style-name="P2">Ampel Sanitätshaus Riepe links</text:p>
        </text:list-item>
        <text:list-item>
          <text:p text:style-name="P2">nächste Ampel rechts → Hildegardisschule</text:p>
        </text:list-item>
        <text:list-item>
          <text:p text:style-name="P2">Ende links → Eduard-Müller-Straße</text:p>
        </text:list-item>
        <text:list-item>
          <text:p text:style-name="P2">Ampel Boeler Straße gerade aus → Alexanderstraße</text:p>
        </text:list-item>
        <text:list-item>
          <text:p text:style-name="P2">Kaufland rechts → Freiligrathstraße</text:p>
        </text:list-item>
        <text:list-item>
          <text:p text:style-name="P2">rechts → Grimmestraße</text:p>
        </text:list-item>
        <text:list-item>
          <text:p text:style-name="P2">rechts → Fritz-Reuther-Straße</text:p>
        </text:list-item>
        <text:list-item>
          <text:p text:style-name="P2">nächste links → Overbergstraße</text:p>
        </text:list-item>
        <text:list-item>
          <text:p text:style-name="P2">nächste links → Lönsweg</text:p>
        </text:list-item>
        <text:list-item>
          <text:p text:style-name="P2">nächste links → Kapellenstraße</text:p>
        </text:list-item>
        <text:list-item>
          <text:p text:style-name="P2">rechts → Fritz-Reuther-Straße</text:p>
        </text:list-item>
        <text:list-item>
          <text:p text:style-name="P2">rechts → Malmkestraße</text:p>
        </text:list-item>
        <text:list-item>
          <text:p text:style-name="P2">nächste links → Sonntagstraße</text:p>
        </text:list-item>
        <text:list-item>
          <text:p text:style-name="P2">Ende links → Schwerter Straße</text:p>
        </text:list-item>
        <text:list-item>
          <text:p text:style-name="P2">rechts → Becheltestraße → HST Geitebrücke</text:p>
        </text:list-item>
        <text:list-item>
          <text:p text:style-name="P2">Kreisel 1. raus über Bypass HST Weststraße → Herdecker Straße</text:p>
        </text:list-item>
        <text:list-item>
          <text:p text:style-name="P2">links → Hengsteyseestraße</text:p>
        </text:list-item>
        <text:list-item>
          <text:p text:style-name="P2">Kreisel 2. gerade aus → Hengsteyseestraße</text:p>
        </text:list-item>
        <text:list-item>
          <text:p text:style-name="P2">Kreisel 2. gerade aus → Hauptstraße</text:p>
        </text:list-item>
        <text:list-item>
          <text:p text:style-name="P2">nächste rechts → Hauptstraße</text:p>
        </text:list-item>
        <text:list-item>
          <text:p text:style-name="P4">Brinkstraße links halten weiter auf → Hauptstraße</text:p>
        </text:list-item>
        <text:list-item>
          <text:p text:style-name="P4">links → Herdecker Bach</text:p>
        </text:list-item>
        <text:list-item>
          <text:p text:style-name="P4">links → Wittener Landstraße</text:p>
        </text:list-item>
        <text:list-item>
          <text:p text:style-name="P4">rechts → Loerfeldstraße</text:p>
        </text:list-item>
        <text:list-item>
          <text:p text:style-name="P4">nächste links → In der Erdbrügge</text:p>
        </text:list-item>
        <text:list-item>
          <text:p text:style-name="P4">rechts halten weiter auf → Nierfeldstraße</text:p>
        </text:list-item>
        <text:list-item>
          <text:p text:style-name="P4">Kreisel 2. gerade aus → Nierfeldstraße</text:p>
        </text:list-item>
        <text:list-item>
          <text:p text:style-name="P4">Ende links → Dortmunder Landstraße <text:s text:c="2"/><text:tab/><text:span text:style-name="T2">|SCHANZE</text:span><text:span text:style-name="T1"> → links Vaerstenberg → nächste <text:tab/><text:tab/><text:tab/><text:tab/><text:tab/><text:tab/></text:span><text:span text:style-name="T2">|</text:span><text:span text:style-name="T1">links → NUR WENN ENDSTATION</text:span></text:p>
        </text:list-item>
        <text:list-item>
          <text:p text:style-name="P4"/>
        </text:list-item>
        <text:list-item>
          <text:p text:style-name="P4">rechts → Kirchhörder Straße</text:p>
        </text:list-item>
        <text:list-item>
          <text:p text:style-name="P4">links Olpketalstraße</text:p>
        </text:list-item>
        <text:list-item>
          <text:p text:style-name="P4">Ende links → Hagener Straße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NE 19 Kirchhörde → HA BHF über Herdecke Schanze</text:p>
      <text:p text:style-name="P5"/>
      <text:list xml:id="list2846559470" text:style-name="L2">
        <text:list-item>
          <text:p text:style-name="P6">rechts → Vaerstenbergstraße</text:p>
        </text:list-item>
        <text:list-item>
          <text:p text:style-name="P6">links → HST Herdecke Schanze</text:p>
        </text:list-item>
        <text:list-item>
          <text:p text:style-name="P6">Ende rechts → Dortmunder Landstraße</text:p>
        </text:list-item>
        <text:list-item>
          <text:p text:style-name="P6">rechts → Nierfeldstraße → HST Sperlingsweg</text:p>
        </text:list-item>
        <text:list-item>
          <text:p text:style-name="P6">Kreisel gerade aus → Nierfeldstraße</text:p>
        </text:list-item>
        <text:list-item>
          <text:p text:style-name="P6">links halten weiter auf → In der Erdbrügge</text:p>
        </text:list-item>
        <text:list-item>
          <text:p text:style-name="P6">Ende rechts → Loerfeldstraße</text:p>
        </text:list-item>
        <text:list-item>
          <text:p text:style-name="P6">Ende links → Wittener Landstraße</text:p>
        </text:list-item>
        <text:list-item>
          <text:p text:style-name="P6">rechts → Dortmunder Landstraße</text:p>
        </text:list-item>
        <text:list-item>
          <text:p text:style-name="P6">rechts → Hauptstraße</text:p>
        </text:list-item>
        <text:list-item>
          <text:p text:style-name="P6">rechts halten weiter auf → Brinkstraße</text:p>
        </text:list-item>
        <text:list-item>
          <text:p text:style-name="P6">Ende links → Hauptstraße</text:p>
        </text:list-item>
        <text:list-item>
          <text:p text:style-name="P6">Kreisel 2. gerade aus → Hengsteyseestraße</text:p>
        </text:list-item>
        <text:list-item>
          <text:p text:style-name="P6">nach HST Hengsteyseestraße rechts</text:p>
        </text:list-item>
        <text:list-item>
          <text:p text:style-name="P6">rechts → Hagener Straße</text:p>
        </text:list-item>
        <text:list-item>
          <text:p text:style-name="P7">Kreisel 2. über Bypass HST Weststraße → Herdecker Straße</text:p>
        </text:list-item>
        <text:list-item>
          <text:p text:style-name="P7">nach HST Geitebrücke links → Eckesyer Straße</text:p>
        </text:list-item>
        <text:list-item>
          <text:p text:style-name="P7">rechts → Sonntagstraße</text:p>
        </text:list-item>
        <text:list-item>
          <text:p text:style-name="P7">Ende rechts → Malmkestraße</text:p>
        </text:list-item>
        <text:list-item>
          <text:p text:style-name="P7">Ende rechts → Grimmstraße</text:p>
        </text:list-item>
        <text:list-item>
          <text:p text:style-name="P7">links halten → HST Grimmstraße</text:p>
        </text:list-item>
        <text:list-item>
          <text:p text:style-name="P7">links → Alexanderstraße</text:p>
        </text:list-item>
        <text:list-item>
          <text:p text:style-name="P7">Ampel Boeler Straße weiter gerade aus</text:p>
        </text:list-item>
        <text:list-item>
          <text:p text:style-name="P7">rechts → Zehlendorfer Straße</text:p>
        </text:list-item>
        <text:list-item>
          <text:p text:style-name="P7">Ampel Ende links</text:p>
        </text:list-item>
        <text:list-item>
          <text:p text:style-name="P7">Ampel Sanitätshaus Riepe rechts</text:p>
        </text:list-item>
        <text:list-item>
          <text:p text:style-name="P7">Kreisel 2. gerade aus</text:p>
        </text:list-item>
        <text:list-item>
          <text:p text:style-name="P7">→ Innenstadt</text:p>
        </text:list-item>
        <text:list-item>
          <text:p text:style-name="P7">Ampel HST Volkspark gerade aus</text:p>
        </text:list-item>
        <text:list-item>
          <text:p text:style-name="P7">Althagener Straße (Günlük Taze) links → HA BH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9:50:26.936600772</meta:creation-date>
    <dc:date>2020-05-14T20:47:57.781507160</dc:date>
    <meta:editing-duration>PT6M10S</meta:editing-duration>
    <meta:editing-cycles>1</meta:editing-cycles>
    <meta:document-statistic meta:table-count="0" meta:image-count="0" meta:object-count="0" meta:page-count="2" meta:paragraph-count="67" meta:word-count="391" meta:character-count="2230" meta:non-whitespace-character-count="1961"/>
    <meta:generator>LibreOffice/6.0.7.3$Linux_X86_64 LibreOffice_project/00m0$Build-3</meta:generator>
  </office:meta>
</office:document-meta>
</file>